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6cm" draw:marker-end="Arrow" draw:marker-end-width="0.356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.056cm" fo:min-width="0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4" style:family="graphic" style:parent-style-name="standard">
      <style:graphic-properties draw:stroke="solid" svg:stroke-color="#000000" draw:fill="solid" draw:fill-color="#ffffff" fo:min-height="0.962cm"/>
    </style:style>
    <style:style style:name="gr5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measure">
      <style:graphic-properties draw:textarea-vertical-align="middle" draw:line-distance="0.4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text-properties style:font-name="Fira Sans Book" fo:font-size="18pt" fo:font-style="italic" style:font-style-asian="italic" style:font-style-complex="italic"/>
    </style:style>
    <style:style style:name="P4" style:family="paragraph">
      <style:paragraph-properties fo:text-align="center"/>
    </style:style>
    <style:style style:name="T1" style:family="text">
      <style:text-properties style:font-name="Fira Sans Book" fo:font-size="18pt" fo:font-style="italic" style:font-style-asian="italic" style:font-style-complex="italic"/>
    </style:style>
    <style:style style:name="T2" style:family="text">
      <style:text-properties style:text-position="sub 58%" style:font-name="Fira Sans Book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0% 100%" style:font-name="Fira Sans Book"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text-position="0% 100%" style:font-name="Fira Sans Book" fo:font-size="18pt" fo:font-style="italic" style:font-name-asian="Liberation Sans3" style:font-size-asian="18pt" style:font-style-asian="italic" style:font-name-complex="Liberation Sans3" style:font-size-complex="18pt" style:font-style-complex="italic"/>
    </style:style>
    <style:style style:name="T5" style:family="text">
      <style:text-properties style:text-position="sub 58%" style:font-name="Fira Sans Book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52cm" svg:y1="9.16cm" svg:x2="4.152cm" svg:y2="1cm">
          <text:p/>
        </draw:line>
        <draw:line draw:style-name="gr1" draw:text-style-name="P1" draw:layer="layout" svg:x1="1cm" svg:y1="5.518cm" svg:x2="12.226cm" svg:y2="5.521cm">
          <text:p/>
        </draw:line>
        <draw:custom-shape draw:style-name="gr2" draw:text-style-name="P2" draw:layer="layout" svg:width="0.432cm" svg:height="0.432cm" svg:x="4.982cm" svg:y="5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32cm" svg:height="0.432cm" svg:x="7.082cm" svg:y="5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921cm" svg:height="1.212cm" svg:x="1.803cm" svg:y="2.963cm">
          <draw:text-box>
            <text:p><text:span text:style-name="T1">q</text:span><text:span text:style-name="T2">1</text:span><text:span text:style-name="T3"> = 1 </text:span><text:span text:style-name="T4">μC</text:span></text:p>
          </draw:text-box>
        </draw:frame>
        <draw:frame draw:style-name="gr4" draw:text-style-name="P3" draw:layer="layout" svg:width="3.284cm" svg:height="1.212cm" svg:x="6.352cm" svg:y="2.099cm">
          <draw:text-box>
            <text:p><text:span text:style-name="T1">q</text:span><text:span text:style-name="T5">2</text:span><text:span text:style-name="T3"> = -1 </text:span><text:span text:style-name="T4">μC</text:span></text:p>
          </draw:text-box>
        </draw:frame>
        <draw:line draw:style-name="gr5" draw:text-style-name="P1" draw:layer="layout" svg:x1="3.225cm" svg:y1="4.149cm" svg:x2="5.054cm" svg:y2="5.343cm">
          <text:p/>
        </draw:line>
        <draw:line draw:style-name="gr5" draw:text-style-name="P1" draw:layer="layout" svg:x1="8.137cm" svg:y1="3.311cm" svg:x2="7.248cm" svg:y2="5.216cm">
          <text:p/>
        </draw:line>
        <draw:measure draw:style-name="gr6" draw:text-style-name="P4" draw:layer="measurelines" svg:x1="5.19cm" svg:y1="7.086cm" svg:x2="7.324cm" svg:y2="7.086cm">
          <text:p text:style-name="P4"><text:span text:style-name="T3">2 </text:span><text:span text:style-name="T4">μm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8:26:18.112881791</meta:creation-date>
    <dc:date>2018-03-10T14:10:07.992643899</dc:date>
    <meta:editing-duration>PT5M4S</meta:editing-duration>
    <meta:editing-cycles>4</meta:editing-cycles>
    <meta:generator>LibreOffice/5.1.6.2$Linux_X86_64 LibreOffice_project/10m0$Build-2</meta:generator>
    <meta:document-statistic meta:object-count="9"/>
  </office:meta>
</office:document-meta>
</file>